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E00000242BE16DD6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2.75cm" svg:height="15.5cm" svg:x="1.5cm" svg:y="1.25cm">
          <draw:image xlink:href="Pictures/100000010000026E00000242BE16DD6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cm" fo:page-height="18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15:26:40.817792408</meta:creation-date>
    <dc:date>2025-05-25T15:29:26.738004401</dc:date>
    <meta:editing-duration>PT2M47S</meta:editing-duration>
    <meta:editing-cycles>1</meta:editing-cycles>
    <meta:document-statistic meta:object-count="1"/>
    <meta:generator>LibreOffice/24.2.7.2$Linux_X86_64 LibreOffice_project/420$Build-2</meta:generator>
  </office:meta>
</office:document-meta>
</file>